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text-properties fo:language="en" fo:country="US"/>
    </style:style>
    <style:style style:name="P3" style:parent-style-name="Normale" style:family="paragraph">
      <style:text-properties fo:language="en" fo:country="US"/>
    </style:style>
    <style:style style:name="P4" style:parent-style-name="Normale" style:family="paragraph">
      <style:text-properties fo:language="en" fo:country="US"/>
    </style:style>
    <style:style style:name="P5" style:parent-style-name="Normale" style:family="paragraph">
      <style:text-properties fo:language="en" fo:country="US"/>
    </style:style>
    <style:style style:name="P6" style:parent-style-name="Normale" style:family="paragraph">
      <style:text-properties fo:language="en" fo:country="US"/>
    </style:style>
    <style:style style:name="P7" style:parent-style-name="Normale" style:family="paragraph">
      <style:text-properties fo:language="en" fo:country="US"/>
    </style:style>
  </office:automatic-styles>
  <office:body>
    <office:text text:use-soft-page-breaks="true">
      <text:p text:style-name="P1">Lectie 1</text:p>
      <text:p text:style-name="Normale">Visual Studio Code walktrough<text:s/></text:p>
      <text:p text:style-name="Normale"/>
      <text:p text:style-name="Normale"><text:a xlink:href="https://code.visualstudio.com/docs/introvideos/basics" office:target-frame-name="_top" xlink:show="replace"><text:span text:style-name="Collegamentoipertestuale">https://code.visualstudio.com/docs/introvideos/basics</text:span></text:a></text:p>
      <text:p text:style-name="Normale">https://www.sitepoint.com/vs-code-extensions-javascript-developers/</text:p>
      <text:p text:style-name="Normale">extentions<text:s/></text:p>
      <text:p text:style-name="Normale">Braket Pair Colorizer</text:p>
      <text:p text:style-name="Normale">Color Picker</text:p>
      <text:p text:style-name="Normale">EsLint</text:p>
      <text:p text:style-name="Normale">Live Server</text:p>
      <text:p text:style-name="Normale">Prettier</text:p>
      <text:p text:style-name="Normale">JavaScript (ES6) code snippets</text:p>
      <text:p text:style-name="Normale">Babel JavaScript</text:p>
      <text:p text:style-name="Normale"/>
      <text:p text:style-name="P2">VSC font Size,<text:s/>tab Size word wrap on.<text:s/></text:p>
      <text:p text:style-name="P3"/>
      <text:p text:style-name="P4">Emmet h1 tab a<text:s/>&lt;h1&gt;title&lt;/h1&gt;</text:p>
      <text:p text:style-name="P5"><text:s/>! enter doctype boilerplate</text:p>
      <text:p text:style-name="P6"/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an Bogdan</meta:initial-creator>
    <dc:creator>Adrian Bogdan</dc:creator>
    <meta:creation-date>2020-07-13T09:06:00Z</meta:creation-date>
    <dc:date>2020-07-13T11:36:00Z</dc:date>
    <meta:template xlink:href="Normal" xlink:type="simple"/>
    <meta:editing-cycles>2</meta:editing-cycles>
    <meta:editing-duration>PT9000S</meta:editing-duration>
    <meta:document-statistic meta:page-count="1" meta:paragraph-count="1" meta:word-count="68" meta:character-count="457" meta:row-count="3" meta:non-whitespace-character-count="390"/>
  </office:meta>
</office:document-meta>
</file>